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Roboto Condensed" svg:font-family="'Roboto Condensed', 'Helvetica Neue', Helvetica,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color="#f46e20" style:text-line-through-style="none" style:text-underline-style="none" style:text-blinking="false"/>
    </style:style>
    <style:style style:name="P2" style:family="paragraph" style:parent-style-name="Text_20_body">
      <style:paragraph-properties fo:margin-left="0in" fo:margin-right="0in" style:line-height-at-least="0.2189in" fo:widows="1" fo:text-indent="0in" style:auto-text-indent="false"/>
    </style:style>
    <style:style style:name="P3" style:family="paragraph" style:parent-style-name="Text_20_body">
      <style:paragraph-properties fo:margin-left="0in" fo:margin-right="0in" fo:margin-top="0in" fo:margin-bottom="0.1043in" style:line-height-at-least="0.2189in" fo:widows="1" fo:text-indent="0in" style:auto-text-indent="false"/>
    </style:style>
    <style:style style:name="P4" style:family="paragraph" style:parent-style-name="Text_20_body">
      <style:paragraph-properties fo:margin-left="0in" fo:margin-right="0in" fo:margin-top="0in" fo:margin-bottom="0.1043in" style:line-height-at-least="0.2189in" fo:widows="1" fo:text-indent="0in" style:auto-text-indent="false"/>
      <style:text-properties fo:font-variant="normal" fo:text-transform="none" fo:color="#333333" style:font-name="Roboto Condensed" fo:font-size="10.5pt" fo:letter-spacing="normal" fo:font-style="normal" fo:font-weight="normal"/>
    </style:style>
    <style:style style:name="P5" style:family="paragraph" style:parent-style-name="Quotations">
      <style:paragraph-properties fo:margin-left="0.602in" fo:margin-right="0.602in" fo:margin-top="0in" fo:margin-bottom="0.1043in" fo:line-height="125%" fo:widows="1" fo:text-indent="0in" style:auto-text-indent="false" fo:padding="0in" fo:border="none"/>
      <style:text-properties fo:font-variant="normal" fo:text-transform="none" fo:color="#000000" style:font-name="Roboto Condensed" fo:font-size="12.75pt" fo:letter-spacing="normal" fo:font-style="normal" fo:font-weight="normal"/>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font-size="2pt" style:font-size-asian="2pt" style:font-size-complex="2pt"/>
    </style:style>
    <style:style style:name="P8" style:family="paragraph" style:parent-style-name="Table_20_Contents">
      <style:paragraph-properties style:line-height-at-least="0.2189in" fo:text-align="center" style:justify-single-word="false" fo:widows="1"/>
      <style:text-properties fo:font-size="2pt" style:font-size-asian="2pt" style:font-size-complex="2pt"/>
    </style:style>
    <style:style style:name="T1" style:family="text">
      <style:text-properties fo:color="#f46e20" style:text-line-through-style="none" style:font-name="Arial1" fo:font-size="7.5pt" style:text-underline-style="none" fo:font-weight="bold" style:text-blinking="false"/>
    </style:style>
    <style:style style:name="T2" style:family="text">
      <style:text-properties fo:font-variant="normal" fo:text-transform="none" fo:color="#333333" style:font-name="Roboto Condensed" fo:font-size="10.5pt" fo:letter-spacing="normal" fo:font-style="normal" fo:font-weight="normal"/>
    </style:style>
    <style:style style:name="T3" style:family="text">
      <style:text-properties fo:font-variant="normal" fo:text-transform="none" fo:color="#f46e20" style:text-line-through-style="none" style:font-name="Roboto Condensed" fo:font-size="10.5pt" fo:letter-spacing="normal" fo:font-style="normal" style:text-underline-style="none" fo:font-weight="normal"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The Associated Press knows when something should be on its “Big Story” page...like another liberal celebrity who still thinks Obama is the greatest. </text:span><text:a xlink:type="simple" xlink:href="http://bigstory.ap.org/article/f3431ce002b44c8793d6dbb70c8df1a3/james-taylor-says-obama-great-riding-hillary-train"><text:span text:style-name="T3">AP’s Meksin Fesadu</text:span></text:a><text:span text:style-name="T2"> began: “Barack Obama supporter James Taylor doesn't just think the U.S. president is great — he believes Obama is the greatest of all-time.”</text:span></text:p>
      <text:p text:style-name="P4">"I've been watching politics since Eisenhower and Adlai Stevenson, when dinosaurs roamed the Earth, and Obama is my favorite, favorite president," Taylor told AP on Wednesday. "I am just thankful for every day that he's in office. I am so proud that he represents my country and I think he represents me — I think he represents the America that I know."</text:p>
      <text:p text:style-name="P3"><text:span text:style-name="T2">Taylor, 67, was last seen helping his pal John Kerry </text:span><text:a xlink:type="simple" xlink:href="http://newsbusters.org/blogs/tim-graham/2015/01/16/even-liberal-media-cant-believe-john-kerry-bringing-james-taylor-apology"><text:span text:style-name="T3">apologize to the French in song</text:span></text:a><text:span text:style-name="T2"> after Obama blew off a march of world leaders mourning the Charlie Hebdo attacks. The admiration is mutual with Team Obama: He performed "America the Beautiful" at Obama's second inauguration in 2013.</text:span></text:p>
      <text:p text:style-name="P5">"I had a really tough time during the Cheney-Bush years, I did, and I had a hard time accepting that that administration represented me because I don't think they did," Taylor said.</text:p>
      <text:p text:style-name="P5">The Rock and Roll Hall of Famer also called Obama's family "precious" and said he appreciates the U.S. leader because he's "sane" and "balanced."</text:p>
      <text:p text:style-name="P5">"He promised to give us a health care system, it's a work in progress, but he has put us on a road to that," Taylor said. "I'm so grateful for what he's done for gay rights and for the emancipation of gay people. Particularly from my point of view, I think that was so overdue and so important, and so important for America to be ahead of the curve on this."</text:p>
      <text:p text:style-name="P3"><text:span text:style-name="T2">You can easily tell that Taylor is one of those celebrity ideologues who’s unwillingness to remember all the way back to how the Democrats were with Ronald Reagan or George W. Bush. This is the most obstructionist Congress in his lifetime:</text:span></text:p>
      <text:p text:style-name="P5">"I've never seen a Congress that has been so obstructive and so contrary and so committed to doing anything that will foul up this administration. I just think it's an absolute scandal that he has had so little cooperation," he said. "So anyway, you hit a nerve and I'll go on forever. But I'll just say it a third time: Every day that Barack Obama and Michelle Obama are in the White House is a day that I am thankful for."</text:p>
      <text:p text:style-name="P4">It’s not exactly shocking that “The singer said he's on the Hillary Rodham Clinton train, too.” She’s not polarizing, she’s unifying!</text:p>
      <text:p text:style-name="P5">"And aside from the fact that she's a woman running, she's the right person. ... The whole point — black or white, male or female, gay or straight, Christian, Jewish, Muslim, atheist — it doesn't matter what <text:soft-page-break/>these other connections are," he said. "Our country needs to come together and the question is, 'Is this public servant someone who will bring us together?' And I think she i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Roboto Condensed" svg:font-family="'Roboto Condensed', 'Helvetica Neue', Helvetica,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23S</meta:editing-duration>
    <meta:editing-cycles>3</meta:editing-cycles>
    <meta:generator>OpenOffice.org/3.4.1$Win32 OpenOffice.org_project/341m1$Build-9593</meta:generator>
    <dc:date>2015-05-17T22:53:37.93</dc:date>
    <meta:document-statistic meta:table-count="0" meta:image-count="0" meta:object-count="0" meta:page-count="2" meta:paragraph-count="10" meta:word-count="497" meta:character-count="2811"/>
    <meta:user-defined meta:name="Info 1"/>
    <meta:user-defined meta:name="Info 2"/>
    <meta:user-defined meta:name="Info 3"/>
    <meta:user-defined meta:name="Info 4"/>
  </office:meta>
</office:document-meta>
</file>